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dddc" officeooo:paragraph-rsid="0005dddc"/>
    </style:style>
    <style:style style:name="P2" style:family="paragraph" style:parent-style-name="Standard">
      <style:text-properties fo:language="en" fo:country="US" officeooo:rsid="0005dddc" officeooo:paragraph-rsid="0005dddc"/>
    </style:style>
    <style:style style:name="P3" style:family="paragraph" style:parent-style-name="Standard">
      <style:text-properties fo:language="en" fo:country="US" officeooo:rsid="0005dddc" officeooo:paragraph-rsid="00134888"/>
    </style:style>
    <style:style style:name="P4" style:family="paragraph" style:parent-style-name="Standard">
      <style:text-properties fo:language="en" fo:country="US" officeooo:rsid="00072a81" officeooo:paragraph-rsid="0008a6a8"/>
    </style:style>
    <style:style style:name="P5" style:family="paragraph" style:parent-style-name="Standard">
      <style:text-properties fo:language="en" fo:country="US" officeooo:rsid="000b0e37" officeooo:paragraph-rsid="000b0e37"/>
    </style:style>
    <style:style style:name="P6" style:family="paragraph" style:parent-style-name="Standard">
      <style:text-properties fo:language="en" fo:country="US" officeooo:rsid="000b0e37" officeooo:paragraph-rsid="000b5da8"/>
    </style:style>
    <style:style style:name="P7" style:family="paragraph" style:parent-style-name="Standard">
      <style:text-properties fo:language="en" fo:country="US" officeooo:rsid="000d4b5e" officeooo:paragraph-rsid="000d4b5e"/>
    </style:style>
    <style:style style:name="P8" style:family="paragraph" style:parent-style-name="Standard">
      <style:text-properties fo:language="en" fo:country="US" officeooo:rsid="000e46fb" officeooo:paragraph-rsid="000e46fb"/>
    </style:style>
    <style:style style:name="P9" style:family="paragraph" style:parent-style-name="Standard">
      <style:text-properties fo:language="en" fo:country="US" officeooo:rsid="000f8912" officeooo:paragraph-rsid="000f8912"/>
    </style:style>
    <style:style style:name="P10" style:family="paragraph" style:parent-style-name="Standard">
      <style:text-properties fo:language="en" fo:country="US" officeooo:rsid="0011ee36" officeooo:paragraph-rsid="0011ee36"/>
    </style:style>
    <style:style style:name="P11" style:family="paragraph" style:parent-style-name="Standard">
      <style:paragraph-properties fo:text-align="center" style:justify-single-word="false"/>
      <style:text-properties fo:language="en" fo:country="US" fo:font-weight="bold" officeooo:rsid="00134888" officeooo:paragraph-rsid="00134888" style:font-weight-asian="bold" style:font-weight-complex="bold"/>
    </style:style>
    <style:style style:name="P12" style:family="paragraph" style:parent-style-name="Standard">
      <style:paragraph-properties fo:text-align="center" style:justify-single-word="false"/>
      <style:text-properties fo:font-size="16pt" fo:language="en" fo:country="US" fo:font-weight="bold" officeooo:rsid="0005dddc" officeooo:paragraph-rsid="0005dddc"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4pt" fo:language="en" fo:country="US" fo:font-weight="bold" officeooo:rsid="00134888" officeooo:paragraph-rsid="00134888" style:font-size-asian="14pt" style:font-weight-asian="bold" style:font-size-complex="14pt" style:font-weight-complex="bold"/>
    </style:style>
    <style:style style:name="P14" style:family="paragraph" style:parent-style-name="Standard">
      <style:text-properties fo:font-size="9pt" fo:language="en" fo:country="US" officeooo:rsid="0005dddc" officeooo:paragraph-rsid="00134888" style:font-size-asian="9pt" style:font-size-complex="9pt"/>
    </style:style>
    <style:style style:name="P15" style:family="paragraph" style:parent-style-name="Standard">
      <style:text-properties fo:font-size="9pt" fo:language="en" fo:country="US" officeooo:rsid="00134888" officeooo:paragraph-rsid="00134888" style:font-size-asian="9pt" style:font-size-complex="9pt"/>
    </style:style>
    <style:style style:name="T1" style:family="text">
      <style:text-properties officeooo:rsid="00072a81"/>
    </style:style>
    <style:style style:name="T2" style:family="text">
      <style:text-properties officeooo:rsid="00080d26"/>
    </style:style>
    <style:style style:name="T3" style:family="text">
      <style:text-properties officeooo:rsid="0008a6a8"/>
    </style:style>
    <style:style style:name="T4" style:family="text">
      <style:text-properties officeooo:rsid="000b5da8"/>
    </style:style>
    <style:style style:name="T5" style:family="text">
      <style:text-properties officeooo:rsid="000cdea4"/>
    </style:style>
    <style:style style:name="T6" style:family="text">
      <style:text-properties officeooo:rsid="000d4b5e"/>
    </style:style>
    <style:style style:name="T7" style:family="text">
      <style:text-properties officeooo:rsid="000e46fb"/>
    </style:style>
    <style:style style:name="T8" style:family="text">
      <style:text-properties officeooo:rsid="000f8912"/>
    </style:style>
    <style:style style:name="T9" style:family="text">
      <style:text-properties officeooo:rsid="0010492d"/>
    </style:style>
    <style:style style:name="T10" style:family="text">
      <style:text-properties officeooo:rsid="0011ee36"/>
    </style:style>
    <style:style style:name="T11" style:family="text">
      <style:text-properties officeooo:rsid="0012f3e6"/>
    </style:style>
    <style:style style:name="T12" style:family="text">
      <style:text-properties officeooo:rsid="00134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3">HUST-MSE</text:p>
      <text:p text:style-name="P13">2024 Chinese Language + AI Robot Summer School</text:p>
      <text:p text:style-name="P2"/>
      <text:p text:style-name="P2"/>
      <text:p text:style-name="P2"/>
      <text:p text:style-name="P12"><text:span text:style-name="T12">Summary</text:span> Report</text:p>
      <text:p text:style-name="P2"/>
      <text:p text:style-name="P11">(Topic: Classes and visit return of experience )</text:p>
      <text:p text:style-name="P3"/>
      <text:p text:style-name="P3"/>
      <text:p text:style-name="P14">Pommery</text:p>
      <text:p text:style-name="P14">Mathieu</text:p>
      <text:p text:style-name="P15">I202470044</text:p>
      <text:p text:style-name="P14">ENSEA</text:p>
      <text:p text:style-name="P15">Electronic</text:p>
      <text:p text:style-name="P15">07/07/2003</text:p>
      <text:p text:style-name="P1"/>
      <text:p text:style-name="P2">First of all, let me introduce myself quickly, my name is <text:span text:style-name="T11">M</text:span>athieu <text:span text:style-name="T11">P</text:span>ommery, i come from Paris in <text:span text:style-name="T11">F</text:span>rance where i study at the ENSEA engineering school where my main study subjects are embedded electronics and low level em embedded programming, even if i also do mechanics and robotics. This permit a better understanding of my point of view on few subjects that i will cover here.</text:p>
      <text:p text:style-name="P2">My Report will be structured in three parts, first <text:span text:style-name="T1">a part on the technical lectures of each morning, then a part on cultural lectures and cultural visits, and finally a part on practices classes and technical visits.</text:span></text:p>
      <text:p text:style-name="P2"/>
      <text:p text:style-name="P4">As a starting point i will cover the technical lectures, we had lot of technical classes, each were two hours long with a 10 minutes break in the middle, this format was good : easily understandable, and the classes duration was good to present the subject entirely. But on the content of these classes, accordingly to my study, i would prefer that those classes enter more deeply in the technical specificit<text:span text:style-name="T11">y</text:span> of each project as for example for the grinding robot, what motors they used, and what mechanical or electrical problems they faced in the development of them. I think this could help the student to better face their future problems on their future projects, and on top of that this is shared experiences and i think this is a typical example of a win-win situation. I also understand that this would be complex to do, regarding the fact that all student <text:span text:style-name="T2">come from very different studies and such a classes would be complex to adapt to all the foreigners students. Then more on a language and understanding aspect, the PHD professors that gave to us the classes, were sometimes a little bit difficult to understand, i think that a subtitles system would improve a lot our understanding of they complex and interesting subjects.</text:span><text:span text:style-name="T3"> Furthermore for the question at the end of each classes, a translator would help to get a better understanding of on one side the question for the student and on other side the answer of PHD Professor, this would help to get more accurate answer according to the question. Finally for the drawback of these classes, i would mention the general attention of the student that was not for me at the level that they should have to be, with lot of noise when the professors were struggling to explain a complex idea and all that noise on top of being disrespectful was not helping at all the understanding of these ideas.</text:span></text:p>
      <text:p text:style-name="P4"><text:span text:style-name="T3">Then for the advantages, first and most important the subjects : they were all interesting and covering cutting edge technologies that will be the future of engineering and the future of the world.</text:span></text:p>
      <text:p text:style-name="P5">It’s with those classes subject that we understand i think why china is a nation that is quickly evolving, because China is a nation that focus on most important subject. Indeed we have deep learning algorithm for image recognition that is helpful for defense and security and on this subject i will link what i learnt in the technical classes with my everyday experience in china, effectively, there is no other place in the world were i used application with qr code as quick as here in china, <text:soft-page-break/>furthermore, even if i could not try it, i saw lot of Chinese citizen use their head recognition in order to pay, or to enter in HUST, and this is for me, futuristic, but here in china it’s a reality, thanks to the fund given to research centers like the few with visited, but i will talk about that later. <text:span text:style-name="T11">O</text:span>n top of that China is funding research on medical innovation, and also on industrial robot as the grinding robot, and to help the efficiency and productivity, and that is how i think we achieve to make a powerful nation where citizen are healthy and have a strong purchasing power. And as a conclusion of this part i wil<text:span text:style-name="T11">l</text:span> say that is exactly what i think science is for, and the robotic and AI summer programming do it’s job by permit us to discover major project, i would also mention as my favorite project, the laser soldering project on nuclear fusion reactor that is for me the most futuristic and awesome project.</text:p>
      <text:p text:style-name="P5"/>
      <text:p text:style-name="P5"/>
      <text:p text:style-name="P5"/>
      <text:p text:style-name="P5"/>
      <text:p text:style-name="P6">Now that we have talked about <text:span text:style-name="T4">technical lectures, that cover al</text:span><text:span text:style-name="T11">l</text:span><text:span text:style-name="T4"> the future of the China’s nation and more widely of the world, i will talk about the cultural lectures and practices classes. As a starting point, i really liked the duality between futuris</text:span><text:span text:style-name="T11">ti</text:span><text:span text:style-name="T4">c classes with the technical classes and look over the past with cultural classes. For me another important part of a great nation, is a nation where citizen are deeply rooted in the nation’s culture and people remember and transmit their culture from generation to generation, my passage in french military learnt me this, and to not forget about the past. The cultural classes where very interesting, with well placed 4 hours of Chinese language at the beginning of summer program, with extremely dynamic and interesting teacher, that help us a lot for the rest of the summer program especially in </text:span><text:span text:style-name="T11">W</text:span><text:span text:style-name="T4">uhan. Then all the other culture classes where also practical classes, and i really liked this type of classes, beca</text:span><text:span text:style-name="T5">u</text:span><text:span text:style-name="T4">se they were fun, but also permit to us to get basic knowledge on a wide range of Chinese cultural subject, </text:span><text:span text:style-name="T5">I will put there some of my creations : a hand fan with drawing on it, </text:span><text:span text:style-name="T6">but also an aesthetic written word. On top of that, we used to taste some of Chinese food culture (of more drink culture here) with the Chinese tea, and the teacher also show us the traditional Chinese tea ceremony and let us try to reproduce it, that was very interesting, and that showed us the very particular way of treating guests in China, that for me also shows the respect which is deeply rooted in Chinese culture.</text:span></text:p>
      <text:p text:style-name="P7">Then i will talk about Chinese culture visit they were at the number of 2, one was the gigantic Hubei museum, which was very interesting, in order to go deeply in the china’s past, and to see all the tradition from the past, i will put some of the pictures that i had taken. One the few <text:span text:style-name="T11">o</text:span>bject that impressed me was for the first that gigantic bell, they impressed me because they were carved <text:span text:style-name="T7">but</text:span> also sound good <text:span text:style-name="T7">and i cant imagine the time to carve those large brass piece with hand tools but also check that they sound good with the right tone.</text:span></text:p>
      <text:p text:style-name="P8">The second cultural <text:span text:style-name="T11">v</text:span>isit was quicker, it was the climb of <text:span text:style-name="T8">the </text:span><text:span text:style-name="T11">Y</text:span><text:span text:style-name="T8">ujia mountain, it permit us to get a beautiful view of Wuhan but also to see that china is now improving the green spaces inside and near it’s big cities, as for example the lake in Wuhan which are actively cleaned and which are almost good for swimming.</text:span></text:p>
      <text:p text:style-name="P9">Too these cultural visit and classes permit us to get a better view on Chinese past and Chinese culture, but if i had something to say is that i wish that were classes or visit on the Chinese's military past even if the Hubei museum has some old weapon in its collections and also there was a little history on the bunker at the top of <text:span text:style-name="T11">Y</text:span>ujia mountain.</text:p>
      <text:p text:style-name="P9"/>
      <text:p text:style-name="P9">Finally i will not talk about one of the most interesting part of the summer program, and that was for me the technical visits and the technical practice classes, in a first time, the technical practice classes were very interesting, with PhD student who were passionate about their subject, we did the EMG sensors, the motion capture system, the eye tracking system, and finally the surgering robot arm, all those practice work were totally linked with the <text:span text:style-name="T9">lectures subject (they just wasn’t linked with the greeding robot arm, and too the dual camera 3d scanner and also with the knee joint motion tracking for totally passive knee joint helper system.) and they were also linked with what china is </text:span><text:soft-page-break/><text:span text:style-name="T9">focused on in research as i mentioned in the first part. The practices were interesting, with a quick and fast learning approach that allowed us to use every complex system of every system i mention before quickly. In drawbacks, i would just mention that i would have preferred to get more technical information about each systems, for example for the EMG sensors, i would have known more about the system that transmit the </text:span><text:span text:style-name="T11">EMG</text:span><text:span text:style-name="T9"> signal to the end linked by </text:span><text:span text:style-name="T11">USB</text:span><text:span text:style-name="T9"> on the computed : are the tiny sensors just </text:span><text:span text:style-name="T11">EMG</text:span><text:span text:style-name="T9"> signal amplifier and it’s the terminal that does all the processing part or there is inside the tiny sensors one or few CAN that convert the signal and transmit them numerically by Bluetooth for example. But thanks to the lab director, we got few answers on that and also on the embedded computer used on few other projects (</text:span><text:span text:style-name="T11">N</text:span><text:span text:style-name="T9">vidia </text:span><text:span text:style-name="T11">J</text:span><text:span text:style-name="T9">etson </text:span><text:span text:style-name="T11">N</text:span><text:span text:style-name="T9">ano).</text:span><text:span text:style-name="T10">Then for the technical visit, they were very interesting, because it was for me the first time that i get into big tech companies, i would put some pictures here, and it permit to know were the research is actually and too were the humanity knowledge is actually. Also i would just mention that some of the technical visit were a little spoiled because they were too quick or because the mic used was difficult to understand. For the laboratory visit, those visit permit to me to see the incredible amount of budget used here in the research, and also for student use, i didn’t get an answer on : are the student allowed to do personal project on their own time with heavy equipment such as 3d metal printer.</text:span></text:p>
      <text:p text:style-name="P9"/>
      <text:p text:style-name="P9"/>
      <text:p text:style-name="P10">As far as I'm concerned, this summer program what incredible, and open my mind on a <text:span text:style-name="T11">quickly</text:span> evolving country which for me fund the most important research areas for a better future. I would also mention that th<text:span text:style-name="T11">is</text:span> summer program permit to us to visit other cities of china such as Shanghai during the week end, which offer to, us other point of view with a bigger china’s city and more open on the worl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8T18:35:44.985000000</meta:creation-date>
    <dc:date>2024-07-09T10:53:39.624000000</dc:date>
    <meta:editing-duration>PT1H7M55S</meta:editing-duration>
    <meta:editing-cycles>9</meta:editing-cycles>
    <meta:generator>LibreOffice/24.2.0.3$Windows_X86_64 LibreOffice_project/da48488a73ddd66ea24cf16bbc4f7b9c08e9bea1</meta:generator>
    <meta:document-statistic meta:table-count="0" meta:image-count="0" meta:object-count="0" meta:page-count="3" meta:paragraph-count="21" meta:word-count="1733" meta:character-count="9690" meta:non-whitespace-character-count="7978"/>
  </office:meta>
</office:document-meta>
</file>